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e8ea" officeooo:paragraph-rsid="0005e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TAL c'est géni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1:39:47.772135615</meta:creation-date>
    <dc:date>2022-04-04T11:40:33.160798936</dc:date>
    <meta:editing-duration>PT45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7.3.1.3$Linux_X86_64 LibreOffice_project/30$Build-3</meta:generator>
  </office:meta>
</office:document-meta>
</file>